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CBB80A3.png"/>
  <manifest:file-entry manifest:media-type="image/png" manifest:full-path="Pictures/1000000000000040000000400142E835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border-title" style:list-style-name="L3">
      <style:graphic-properties draw:fill-color="#ffffff" draw:auto-grow-height="true" fo:min-height="3.507cm"/>
    </style:style>
    <style:style style:name="pr2" style:family="presentation" style:parent-style-name="lyt-techborder-subtitle">
      <style:graphic-properties draw:fill-color="#ffffff" fo:min-height="13.231cm"/>
    </style:style>
    <style:style style:name="pr3" style:family="presentation" style:parent-style-name="lyt-techborder-notes">
      <style:graphic-properties draw:fill-color="#ffffff" draw:auto-grow-height="true" fo:min-height="13.364cm"/>
    </style:style>
    <style:style style:name="pr4" style:family="presentation" style:parent-style-name="lyt-techborder-title" style:list-style-name="L3">
      <style:graphic-properties draw:fill-color="#ffffff" draw:auto-grow-height="true" fo:min-height="3.507cm"/>
    </style:style>
    <style:style style:name="pr5" style:family="presentation" style:parent-style-name="lyt-techborder-outline1">
      <style:graphic-properties draw:fill-color="#ffffff" fo:min-height="13.231cm"/>
    </style:style>
    <style:style style:name="pr6" style:family="presentation" style:parent-style-name="lyt-techborder-title" style:list-style-name="L3">
      <style:graphic-properties draw:fill-color="#ffffff" draw:auto-grow-height="true" fo:min-height="3.507cm"/>
    </style:style>
    <style:style style:name="pr7" style:family="presentation" style:parent-style-name="lyt-techborder-title">
      <style:graphic-properties fo:min-height="3.506cm"/>
    </style:style>
    <style:style style:name="pr8" style:family="presentation" style:parent-style-name="lyt-techborder-outline1">
      <style:graphic-properties fo:min-height="15.103cm"/>
    </style:style>
    <style:style style:name="pr9" style:family="presentation" style:parent-style-name="lyt-techborder-notes">
      <style:graphic-properties draw:fill-color="#ffffff" fo:min-height="13.364cm"/>
    </style:style>
    <style:style style:name="pr10" style:family="presentation" style:parent-style-name="lyt-techborder-title" style:list-style-name="L3">
      <style:graphic-properties draw:fill-color="#ffffff" draw:auto-grow-height="true" fo:min-height="3.507cm"/>
    </style:style>
    <style:style style:name="pr11" style:family="presentation" style:parent-style-name="lyt-techborder-outline1">
      <style:graphic-properties fo:min-height="13.86cm"/>
    </style:style>
    <style:style style:name="pr12" style:family="presentation" style:parent-style-name="lyt-techborder-title" style:list-style-name="L3">
      <style:graphic-properties draw:fill-color="#ffffff" draw:auto-grow-height="true" fo:min-height="3.507cm"/>
    </style:style>
    <style:style style:name="pr13" style:family="presentation" style:parent-style-name="lyt-techborder-title" style:list-style-name="L3">
      <style:graphic-properties draw:fill-color="#ffffff" draw:auto-grow-height="true" fo:min-height="3.507cm"/>
    </style:style>
    <style:style style:name="pr14" style:family="presentation" style:parent-style-name="lyt-techborder-title" style:list-style-name="L3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0.6cm" fo:margin-right="0cm" fo:text-align="center" fo:text-indent="-0.6cm"/>
      <style:text-properties fo:hyphenate="false"/>
    </style:style>
    <style:style style:name="P4" style:family="paragraph">
      <style:paragraph-properties fo:margin-left="0.6cm" fo:margin-right="0cm" fo:text-indent="-0.6cm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3b8d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3b8d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3b8d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3b8d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3b8d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3b8d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3b8d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3b8d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3b8d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题" draw:style-name="dp1" draw:master-page-name="lyt-techborder" presentation:presentation-page-layout-name="AL1T0">
        <draw:frame presentation:style-name="pr1" draw:text-style-name="P2" draw:layer="layout" svg:width="23.911cm" svg:height="3.507cm" svg:x="2.058cm" svg:y="0.325cm" presentation:class="title" presentation:user-transformed="true">
          <draw:text-box draw:corner-radius="0.016cm">
            <text:p text:style-name="P1">Gnome-shell-extension</text:p>
          </draw:text-box>
        </draw:frame>
        <draw:frame presentation:style-name="pr2" draw:text-style-name="P4" draw:layer="layout" svg:width="23.548cm" svg:height="13.231cm" svg:x="3.023cm" svg:y="6.178cm" presentation:class="subtitle" presentation:user-transformed="true">
          <draw:text-box>
            <text:p text:style-name="P3">David Liang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概况" draw:style-name="dp1" draw:master-page-name="lyt-techborder" presentation:presentation-page-layout-name="AL2T1">
        <draw:frame presentation:style-name="pr4" draw:text-style-name="P2" draw:layer="layout" svg:width="23.911cm" svg:height="3.507cm" svg:x="2.058cm" svg:y="0.325cm" presentation:class="title" presentation:user-transformed="true">
          <draw:text-box>
            <text:p text:style-name="P1">My Environment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6">Opensuse 12.1</text:p>
              </text:list-item>
              <text:list-item>
                <text:p text:style-name="P6">Gnome-shell-3.1.3</text:p>
                <text:p text:style-name="P6"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2cm"/>
          </draw:frame>
        </presentation:notes>
      </draw:page>
      <draw:page draw:name="长远目标" draw:style-name="dp1" draw:master-page-name="lyt-techborder" presentation:presentation-page-layout-name="AL2T1">
        <draw:frame presentation:style-name="pr6" draw:text-style-name="P2" draw:layer="layout" svg:width="23.911cm" svg:height="3.507cm" svg:x="2.058cm" svg:y="0.325cm" presentation:class="title" presentation:user-transformed="true">
          <draw:text-box>
            <text:p text:style-name="P1">Principles<text:line-break/>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><text:span text:style-name="T1">Take responsibility for the user's experience</text:span></text:p>
              </text:list-item>
              <text:list-item>
                <text:p>non-preemption</text:p>
              </text:list-item>
              <text:list-item>
                <text:p>Least Astonishment</text:p>
              </text:list-item>
              <text:list-item>
                <text:p>Less is More</text:p>
              </text:list-item>
              <text:list-item>
                <text:p>And the etc....</text:p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3cm"/>
          </draw:frame>
        </presentation:notes>
      </draw:page>
      <draw:page draw:name="page4" draw:style-name="dp1" draw:master-page-name="lyt-techborder" presentation:presentation-page-layout-name="AL2T1">
        <draw:frame presentation:style-name="pr7" draw:layer="layout" svg:width="22.1cm" svg:height="3.506cm" svg:x="1.4cm" svg:y="0.837cm" presentation:class="title">
          <draw:text-box>
            <text:p text:style-name="P1">Components </text:p>
          </draw:text-box>
        </draw:frame>
        <draw:frame presentation:style-name="pr8" draw:layer="layout" svg:width="22.1cm" svg:height="15.103cm" svg:x="1.4cm" svg:y="4.914cm" presentation:class="outline" presentation:user-transformed="true">
          <draw:text-box>
            <text:list text:style-name="L2">
              <text:list-item>
                <text:p>Top Menubar (panel)</text:p>
              </text:list-item>
              <text:list-item>
                <text:p>The activities Overview (apps)</text:p>
              </text:list-item>
              <text:list-item>
                <text:p>Application Switcher (alt-tab)</text:p>
              </text:list-item>
              <text:list-item>
                <text:p>Windowing Area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echborder" presentation:presentation-page-layout-name="AL2T1">
        <draw:frame presentation:style-name="pr7" draw:layer="layout" svg:width="22.1cm" svg:height="3.506cm" svg:x="1.4cm" svg:y="0.837cm" presentation:class="title">
          <draw:text-box>
            <text:p>Ui</text:p>
          </draw:text-box>
        </draw:frame>
        <draw:frame presentation:style-name="pr8" draw:layer="layout" svg:width="22.1cm" svg:height="15.103cm" svg:x="1.4cm" svg:y="4.914cm" presentation:class="outline">
          <draw:text-box>
            <text:list text:style-name="L2">
              <text:list-item>
                <text:p>Written in javascript</text:p>
              </text:list-item>
              <text:list-item>
                <text:p>/usr/share/gnome-shell/js/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目前情况" draw:style-name="dp1" draw:master-page-name="lyt-techborder" presentation:presentation-page-layout-name="AL2T1">
        <draw:frame presentation:style-name="pr10" draw:text-style-name="P2" draw:layer="layout" svg:width="23.911cm" svg:height="3.507cm" svg:x="2.058cm" svg:y="0.325cm" presentation:class="title" presentation:user-transformed="true">
          <draw:text-box>
            <text:p text:style-name="P1">How to write an extension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6"><text:a xlink:href="http://www.fpmurphy.com/gnome-shell-extensions/">http://www.fpmurphy.com/gnome-shell-extensions/</text:a></text:p>
              </text:list-item>
              <text:list-item>
                <text:p text:style-name="P6">dem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4cm"/>
          </draw:frame>
        </presentation:notes>
      </draw:page>
      <draw:page draw:name="page7" draw:style-name="dp1" draw:master-page-name="lyt-techborder" presentation:presentation-page-layout-name="AL2T1">
        <draw:frame presentation:style-name="pr7" draw:layer="layout" svg:width="22.1cm" svg:height="3.506cm" svg:x="1.4cm" svg:y="0.837cm" presentation:class="title">
          <draw:text-box>
            <text:p text:style-name="P1">Gnome-app-store</text:p>
          </draw:text-box>
        </draw:frame>
        <draw:frame presentation:style-name="pr11" draw:layer="layout" svg:width="22.1cm" svg:height="13.86cm" svg:x="1.4cm" svg:y="4.914cm" presentation:class="outline" presentation:user-transformed="true">
          <draw:text-box>
            <text:list text:style-name="L2">
              <text:list-item>
                <text:p text:style-name="P6">Relevant extension: Main.overview.viewSelector.addViewT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echborder" presentation:presentation-page-layout-name="AL2T1">
        <draw:frame presentation:style-name="pr7" draw:layer="layout" svg:width="22.1cm" svg:height="3.506cm" svg:x="1.4cm" svg:y="0.837cm" presentation:class="title" presentation:user-transformed="true">
          <draw:text-box>
            <text:p text:style-name="P1">Resource</text:p>
          </draw:text-box>
        </draw:frame>
        <draw:frame presentation:style-name="pr11" draw:layer="layout" svg:width="22.1cm" svg:height="13.86cm" svg:x="1.4cm" svg:y="4.914cm" presentation:class="outline" presentation:user-transformed="true">
          <draw:text-box>
            <text:list text:style-name="L2">
              <text:list-item>
                <text:p text:style-name="P6">Gnome-shell pdf (A design for a personal integrated digital work environment)</text:p>
              </text:list-item>
              <text:list-item>
                <text:p text:style-name="P6">http://www.fpmurphy.com/gnome-shell-extension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新的进展" draw:style-name="dp1" draw:master-page-name="lyt-techborder" presentation:presentation-page-layout-name="AL2T1">
        <draw:frame presentation:style-name="pr12" draw:text-style-name="P2" draw:layer="layout" svg:width="23.911cm" svg:height="3.507cm" svg:x="2.058cm" svg:y="0.325cm" presentation:class="title" presentation:user-transformed="true">
          <draw:text-box>
            <text:p text:style-name="P1">新的进展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6">至今的进展</text:p>
              </text:list-item>
              <text:list-item>
                <text:p text:style-name="P6">重要的背景信息</text:p>
              </text:list-item>
              <text:list-item>
                <text:p text:style-name="P6">结果证明为错误的最初预想</text:p>
              </text:list-item>
              <text:list-item>
                <text:p text:style-name="P6">结果证明为正确的最初预想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5cm"/>
          </draw:frame>
        </presentation:notes>
      </draw:page>
      <draw:page draw:name="其它策略" draw:style-name="dp1" draw:master-page-name="lyt-techborder" presentation:presentation-page-layout-name="AL2T1">
        <draw:frame presentation:style-name="pr13" draw:text-style-name="P2" draw:layer="layout" svg:width="23.911cm" svg:height="3.507cm" svg:x="2.058cm" svg:y="0.325cm" presentation:class="title" presentation:user-transformed="true">
          <draw:text-box>
            <text:p text:style-name="P1">其它策略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6">列出其它可选择的策略</text:p>
              </text:list-item>
              <text:list-item>
                <text:p text:style-name="P6">列出每个策略的优缺点</text:p>
              </text:list-item>
              <text:list-item>
                <text:p text:style-name="P6">给出预计的费用金额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6cm"/>
          </draw:frame>
        </presentation:notes>
      </draw:page>
      <draw:page draw:name="建议" draw:style-name="dp1" draw:master-page-name="lyt-techborder" presentation:presentation-page-layout-name="AL2T1">
        <draw:frame presentation:style-name="pr14" draw:text-style-name="P2" draw:layer="layout" svg:width="23.911cm" svg:height="3.507cm" svg:x="2.058cm" svg:y="0.325cm" presentation:class="title" presentation:user-transformed="true">
          <draw:text-box>
            <text:p text:style-name="P1">建议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6">请推荐一个或几个策略</text:p>
              </text:list-item>
              <text:list-item>
                <text:p text:style-name="P6">简述所推荐的策略的预期结果</text:p>
              </text:list-item>
              <text:list-item>
                <text:p text:style-name="P6">列出要采取的下一个步骤</text:p>
              </text:list-item>
              <text:list-item>
                <text:p text:style-name="P6">分配工作 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3" draw:text-style-name="P5" draw:layer="layout" svg:width="16.799cm" svg:height="13.364cm" svg:x="2.1cm" svg:y="14.107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rectangles3_5f_dark" draw:display-name="rectangles3_dark" xlink:href="Pictures/1000000000000320000002581CBB80A3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en" fo:country="US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SC'" style:font-style-name="Standard" style:font-family-generic="swiss" style:font-pitch="variable" fo:font-size="24pt" fo:font-style="normal" fo:text-shadow="none" style:text-underline-style="none" fo:font-weight="normal" style:font-family-asian="'MSung Light SC'" style:font-pitch-asian="variable" style:font-size-asian="24pt" style:language-asian="zh" style:country-asian="CN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CN" style:font-style-asian="normal" style:font-weight-asian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techborder-background" style:family="presentation">
      <style:graphic-properties draw:stroke="none" draw:fill="bitmap" draw:fill-image-name="rectangles3_5f_dark" style:repeat="stretch"/>
    </style:style>
    <style:style style:name="lyt-techborder-backgroundobjects" style:family="presentation">
      <style:graphic-properties draw:shadow="hidden" draw:shadow-offset-x="0.3cm" draw:shadow-offset-y="0.3cm" draw:shadow-color="#808080"/>
    </style:style>
    <style:style style:name="lyt-techborder-notes" style:family="presentation">
      <style:graphic-properties draw:stroke="none" draw:fill="none">
        <text:list-style style:name="lyt-techbord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techborder-outline1" style:family="presentation">
      <style:graphic-properties draw:stroke="none" draw:fill="none">
        <text:list-style style:name="lyt-techborder-outline1">
          <text:list-level-style-bullet text:level="1" text:bullet-char="●">
            <style:list-level-properties text:space-before="0.3cm" text:min-label-width="0.9cm"/>
            <style:text-properties fo:font-family="StarSymbol" fo:color="#23b8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b8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b8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b8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b8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b8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b8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b8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b8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outline2" style:family="presentation" style:parent-style-name="lyt-techbord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border-outline3" style:family="presentation" style:parent-style-name="lyt-techbord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echborder-outline4" style:family="presentation" style:parent-style-name="lyt-techbord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border-outline5" style:family="presentation" style:parent-style-name="lyt-techbord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border-outline6" style:family="presentation" style:parent-style-name="lyt-techbord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border-outline7" style:family="presentation" style:parent-style-name="lyt-techbord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border-outline8" style:family="presentation" style:parent-style-name="lyt-techbord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border-outline9" style:family="presentation" style:parent-style-name="lyt-techbord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border-subtitle" style:family="presentation">
      <style:graphic-properties draw:stroke="none" draw:fill="none" draw:textarea-vertical-align="middle">
        <text:list-style style:name="lyt-techbor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title" style:family="presentation">
      <style:graphic-properties draw:stroke="none" draw:fill="none" draw:textarea-vertical-align="middle">
        <text:list-style style:name="lyt-techbor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_5f_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techbord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bor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techbor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techborder" style:page-layout-name="PM1" draw:style-name="Mdp2">
      <draw:frame presentation:style-name="lyt-techborder-title" draw:layer="backgroundobjects" svg:width="22.1cm" svg:height="3.506cm" svg:x="1.4cm" svg:y="0.837cm" presentation:class="title" presentation:placeholder="true">
        <draw:text-box/>
      </draw:frame>
      <draw:frame presentation:style-name="lyt-techborder-outline1" draw:layer="backgroundobjects" svg:width="22.1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7.9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6.8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lyt-techborder-title" draw:layer="backgroundobjects" svg:width="14.848cm" svg:height="11.136cm" svg:x="3.075cm" svg:y="2.257cm" presentation:class="page"/>
        <draw:frame presentation:style-name="lyt-techbor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301</meta:generator>
    <dc:title>推荐介绍策略</dc:title>
    <dc:description>推荐不同的策略，并介绍一个策略的形成过程</dc:description>
    <meta:creation-date>2011-08-12T11:12:42</meta:creation-date>
    <dc:language>zh-CN</dc:language>
    <meta:editing-cycles>6</meta:editing-cycles>
    <meta:editing-duration>PT42M51S</meta:editing-duration>
    <meta:initial-creator>novell </meta:initial-creator>
    <dc:date>2011-08-12T11:55:50</dc:date>
    <dc:creator>novell </dc:creator>
    <meta:document-statistic meta:object-count="64"/>
    <meta:user-defined meta:name="Info 0"/>
    <meta:user-defined meta:name="Info 1"/>
    <meta:user-defined meta:name="Info 2"/>
    <meta:user-defined meta:name="Info 3"/>
    <meta:template xlink:type="simple" xlink:actuate="onRequest" xlink:title="推荐介绍策略" xlink:href="../../../../usr/lib/libreoffice/basis3.3/share/template/zh-CN/presnt/prs-strategy.otp"/>
  </office:meta>
</office:document-meta>
</file>